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1.397cm" svg:x="4.495cm" svg:y="0.508cm">
          <text:p text:style-name="P1">انتخابگر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99cm" svg:height="1.397cm" svg:x="0.069cm" svg:y="0.508cm">
          <text:p text:style-name="P1">بازوی برگزیده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2T00:29:15</meta:creation-date>
    <dc:date>2013-09-02T04:27:27</dc:date>
    <meta:editing-duration>PT10M32S</meta:editing-duration>
    <meta:editing-cycles>6</meta:editing-cycles>
    <meta:generator>LibreOffice/3.6$Linux_X86_64 LibreOffice_project/360m1$Build-304</meta:generator>
    <meta:document-statistic meta:object-count="2"/>
  </office:meta>
</office:document-meta>
</file>